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ine.es/">www.ine.es</text:a></text:p>
          </table:table-cell>
          <table:table-cell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536716">
            <text:p>536716</text:p>
          </table:table-cell>
          <table:table-cell table:number-columns-repeated="2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517575">
            <text:p>517575</text:p>
          </table:table-cell>
          <table:table-cell table:number-columns-repeated="2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488289">
            <text:p>488289</text:p>
          </table:table-cell>
          <table:table-cell table:number-columns-repeated="2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470387">
            <text:p>470387</text:p>
          </table:table-cell>
          <table:table-cell table:number-columns-repeated="2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486889">
            <text:p>486889</text:p>
          </table:table-cell>
          <table:table-cell table:number-columns-repeated="2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491369">
            <text:p>491369</text:p>
          </table:table-cell>
          <table:table-cell table:number-columns-repeated="2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499018">
            <text:p>499018</text:p>
          </table:table-cell>
          <table:table-cell table:number-columns-repeated="2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472007">
            <text:p>472007</text:p>
          </table:table-cell>
          <table:table-cell table:number-columns-repeated="2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460946">
            <text:p>460946</text:p>
          </table:table-cell>
          <table:table-cell table:number-columns-repeated="2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466648">
            <text:p>466648</text:p>
          </table:table-cell>
          <table:table-cell table:number-columns-repeated="2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456158">
            <text:p>456158</text:p>
          </table:table-cell>
          <table:table-cell table:number-columns-repeated="2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466525">
            <text:p>466525</text:p>
          </table:table-cell>
          <table:table-cell table:number-columns-repeated="2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426297">
            <text:p>426297</text:p>
          </table:table-cell>
          <table:table-cell table:number-columns-repeated="2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449349">
            <text:p>449349</text:p>
          </table:table-cell>
          <table:table-cell table:number-columns-repeated="2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450340">
            <text:p>450340</text:p>
          </table:table-cell>
          <table:table-cell table:number-columns-repeated="2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452479">
            <text:p>452479</text:p>
          </table:table-cell>
          <table:table-cell table:number-columns-repeated="2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441673">
            <text:p>441673</text:p>
          </table:table-cell>
          <table:table-cell table:number-columns-repeated="2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465722">
            <text:p>465722</text:p>
          </table:table-cell>
          <table:table-cell table:number-columns-repeated="2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695758">
            <text:p>695758</text:p>
          </table:table-cell>
          <table:table-cell table:number-columns-repeated="2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482752">
            <text:p>482752</text:p>
          </table:table-cell>
          <table:table-cell table:number-columns-repeated="2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494540">
            <text:p>494540</text:p>
          </table:table-cell>
          <table:table-cell table:number-columns-repeated="2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455469">
            <text:p>455469</text:p>
          </table:table-cell>
          <table:table-cell table:number-columns-repeated="2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441330">
            <text:p>441330</text:p>
          </table:table-cell>
          <table:table-cell table:number-columns-repeated="2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449683">
            <text:p>449683</text:p>
          </table:table-cell>
          <table:table-cell table:number-columns-repeated="2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430590">
            <text:p>430590</text:p>
          </table:table-cell>
          <table:table-cell table:number-columns-repeated="2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432400">
            <text:p>432400</text:p>
          </table:table-cell>
          <table:table-cell table:number-columns-repeated="2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420838">
            <text:p>420838</text:p>
          </table:table-cell>
          <table:table-cell table:number-columns-repeated="2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419816">
            <text:p>419816</text:p>
          </table:table-cell>
          <table:table-cell table:number-columns-repeated="2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413002">
            <text:p>413002</text:p>
          </table:table-cell>
          <table:table-cell table:number-columns-repeated="2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407486">
            <text:p>407486</text:p>
          </table:table-cell>
          <table:table-cell table:number-columns-repeated="2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394488">
            <text:p>394488</text:p>
          </table:table-cell>
          <table:table-cell table:number-columns-repeated="2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408977">
            <text:p>408977</text:p>
          </table:table-cell>
          <table:table-cell table:number-columns-repeated="2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388900">
            <text:p>388900</text:p>
          </table:table-cell>
          <table:table-cell table:number-columns-repeated="2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394750">
            <text:p>394750</text:p>
          </table:table-cell>
          <table:table-cell table:number-columns-repeated="2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392793">
            <text:p>392793</text:p>
          </table:table-cell>
          <table:table-cell table:number-columns-repeated="2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388757">
            <text:p>388757</text:p>
          </table:table-cell>
          <table:table-cell table:number-columns-repeated="2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417108">
            <text:p>417108</text:p>
          </table:table-cell>
          <table:table-cell table:number-columns-repeated="2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475310">
            <text:p>475310</text:p>
          </table:table-cell>
          <table:table-cell table:number-columns-repeated="2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487546">
            <text:p>487546</text:p>
          </table:table-cell>
          <table:table-cell table:number-columns-repeated="2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472611">
            <text:p>472611</text:p>
          </table:table-cell>
          <table:table-cell table:number-columns-repeated="2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428416">
            <text:p>428416</text:p>
          </table:table-cell>
          <table:table-cell table:number-columns-repeated="2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487748">
            <text:p>487748</text:p>
          </table:table-cell>
          <table:table-cell table:number-columns-repeated="2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387844">
            <text:p>387844</text:p>
          </table:table-cell>
          <table:table-cell table:number-columns-repeated="2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352587">
            <text:p>352587</text:p>
          </table:table-cell>
          <table:table-cell table:number-columns-repeated="2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349114">
            <text:p>349114</text:p>
          </table:table-cell>
          <table:table-cell table:number-columns-repeated="2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330581">
            <text:p>330581</text:p>
          </table:table-cell>
          <table:table-cell table:number-columns-repeated="2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353371">
            <text:p>353371</text:p>
          </table:table-cell>
          <table:table-cell table:number-columns-repeated="2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330341">
            <text:p>330341</text:p>
          </table:table-cell>
          <table:table-cell table:number-columns-repeated="2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305310">
            <text:p>305310</text:p>
          </table:table-cell>
          <table:table-cell table:number-columns-repeated="2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321541">
            <text:p>321541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305934">
            <text:p>305934</text:p>
          </table:table-cell>
          <table:table-cell table:number-columns-repeated="2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327236">
            <text:p>327236</text:p>
          </table:table-cell>
          <table:table-cell table:number-columns-repeated="2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276735">
            <text:p>276735</text:p>
          </table:table-cell>
          <table:table-cell table:number-columns-repeated="2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278522">
            <text:p>278522</text:p>
          </table:table-cell>
          <table:table-cell table:number-columns-repeated="2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264668">
            <text:p>264668</text:p>
          </table:table-cell>
          <table:table-cell table:number-columns-repeated="2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274188">
            <text:p>274188</text:p>
          </table:table-cell>
          <table:table-cell table:number-columns-repeated="2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290410">
            <text:p>290410</text:p>
          </table:table-cell>
          <table:table-cell table:number-columns-repeated="2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293502">
            <text:p>293502</text:p>
          </table:table-cell>
          <table:table-cell table:number-columns-repeated="2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260683">
            <text:p>260683</text:p>
          </table:table-cell>
          <table:table-cell table:number-columns-repeated="2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269591">
            <text:p>269591</text:p>
          </table:table-cell>
          <table:table-cell table:number-columns-repeated="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268941">
            <text:p>268941</text:p>
          </table:table-cell>
          <table:table-cell table:number-columns-repeated="2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263441">
            <text:p>263441</text:p>
          </table:table-cell>
          <table:table-cell table:number-columns-repeated="2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278575">
            <text:p>278575</text:p>
          </table:table-cell>
          <table:table-cell table:number-columns-repeated="2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282460">
            <text:p>282460</text:p>
          </table:table-cell>
          <table:table-cell table:number-columns-repeated="2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273955">
            <text:p>273955</text:p>
          </table:table-cell>
          <table:table-cell table:number-columns-repeated="2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274271">
            <text:p>274271</text:p>
          </table:table-cell>
          <table:table-cell table:number-columns-repeated="2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276173">
            <text:p>276173</text:p>
          </table:table-cell>
          <table:table-cell table:number-columns-repeated="2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280494">
            <text:p>280494</text:p>
          </table:table-cell>
          <table:table-cell table:number-columns-repeated="2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282628">
            <text:p>282628</text:p>
          </table:table-cell>
          <table:table-cell table:number-columns-repeated="2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303402">
            <text:p>303402</text:p>
          </table:table-cell>
          <table:table-cell table:number-columns-repeated="2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286067">
            <text:p>286067</text:p>
          </table:table-cell>
          <table:table-cell table:number-columns-repeated="2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308516">
            <text:p>308516</text:p>
          </table:table-cell>
          <table:table-cell table:number-columns-repeated="2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285508">
            <text:p>285508</text:p>
          </table:table-cell>
          <table:table-cell table:number-columns-repeated="2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301803">
            <text:p>301803</text:p>
          </table:table-cell>
          <table:table-cell table:number-columns-repeated="2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300403">
            <text:p>300403</text:p>
          </table:table-cell>
          <table:table-cell table:number-columns-repeated="2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298192">
            <text:p>298192</text:p>
          </table:table-cell>
          <table:table-cell table:number-columns-repeated="2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299007">
            <text:p>299007</text:p>
          </table:table-cell>
          <table:table-cell table:number-columns-repeated="2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294324">
            <text:p>294324</text:p>
          </table:table-cell>
          <table:table-cell table:number-columns-repeated="2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296781">
            <text:p>296781</text:p>
          </table:table-cell>
          <table:table-cell table:number-columns-repeated="2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291213">
            <text:p>291213</text:p>
          </table:table-cell>
          <table:table-cell table:number-columns-repeated="2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289344">
            <text:p>289344</text:p>
          </table:table-cell>
          <table:table-cell table:number-columns-repeated="2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293386">
            <text:p>293386</text:p>
          </table:table-cell>
          <table:table-cell table:number-columns-repeated="2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286655">
            <text:p>286655</text:p>
          </table:table-cell>
          <table:table-cell table:number-columns-repeated="2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302569">
            <text:p>302569</text:p>
          </table:table-cell>
          <table:table-cell table:number-columns-repeated="2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299409">
            <text:p>299409</text:p>
          </table:table-cell>
          <table:table-cell table:number-columns-repeated="2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312532">
            <text:p>312532</text:p>
          </table:table-cell>
          <table:table-cell table:number-columns-repeated="2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310413">
            <text:p>310413</text:p>
          </table:table-cell>
          <table:table-cell table:number-columns-repeated="2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310073">
            <text:p>310073</text:p>
          </table:table-cell>
          <table:table-cell table:number-columns-repeated="2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319437">
            <text:p>319437</text:p>
          </table:table-cell>
          <table:table-cell table:number-columns-repeated="2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324796">
            <text:p>324796</text:p>
          </table:table-cell>
          <table:table-cell table:number-columns-repeated="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333142">
            <text:p>333142</text:p>
          </table:table-cell>
          <table:table-cell table:number-columns-repeated="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337691">
            <text:p>337691</text:p>
          </table:table-cell>
          <table:table-cell table:number-columns-repeated="2"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331515">
            <text:p>331515</text:p>
          </table:table-cell>
          <table:table-cell table:formula="of:=[.B94]-[.C94]" office:value-type="float" office:value="0">
            <text:p>0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339661">
            <text:p>339661</text:p>
          </table:table-cell>
          <table:table-cell table:formula="of:=[.B95]-[.C95]" office:value-type="float" office:value="0">
            <text:p>0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338242">
            <text:p>338242</text:p>
          </table:table-cell>
          <table:table-cell table:formula="of:=[.B96]-[.C96]" office:value-type="float" office:value="0">
            <text:p>0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346227">
            <text:p>346227</text:p>
          </table:table-cell>
          <table:table-cell table:formula="of:=[.B97]-[.C97]" office:value-type="float" office:value="0">
            <text:p>0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351449">
            <text:p>351449</text:p>
          </table:table-cell>
          <table:table-cell table:formula="of:=[.B98]-[.C98]" office:value-type="float" office:value="0">
            <text:p>0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349521">
            <text:p>349521</text:p>
          </table:table-cell>
          <table:table-cell table:formula="of:=[.B99]-[.C99]" office:value-type="float" office:value="0">
            <text:p>0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360511">
            <text:p>360511</text:p>
          </table:table-cell>
          <table:table-cell table:formula="of:=[.B100]-[.C100]" office:value-type="float" office:value="0">
            <text:p>0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371102">
            <text:p>371102</text:p>
          </table:table-cell>
          <table:table-cell table:formula="of:=[.B101]-[.C101]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360391">
            <text:p>360391</text:p>
          </table:table-cell>
          <table:table-cell table:formula="of:=[.B102]-[.C102]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360131">
            <text:p>360131</text:p>
          </table:table-cell>
          <table:table-cell table:formula="of:=[.B103]-[.C103]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368618">
            <text:p>368618</text:p>
          </table:table-cell>
          <table:table-cell table:formula="of:=[.B104]-[.C104]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384828">
            <text:p>384828</text:p>
          </table:table-cell>
          <table:table-cell table:formula="of:=[.B105]-[.C105]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371934">
            <text:p>371934</text:p>
          </table:table-cell>
          <table:table-cell table:formula="of:=[.B106]-[.C106]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387355">
            <text:p>387355</text:p>
          </table:table-cell>
          <table:table-cell table:formula="of:=[.B107]-[.C107]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371478">
            <text:p>371478</text:p>
          </table:table-cell>
          <table:table-cell table:formula="of:=[.B108]-[.C108]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385361">
            <text:p>385361</text:p>
          </table:table-cell>
          <table:table-cell table:formula="of:=[.B109]-[.C109]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386324">
            <text:p>386324</text:p>
          </table:table-cell>
          <table:table-cell table:formula="of:=[.B110]-[.C110]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384933">
            <text:p>384933</text:p>
          </table:table-cell>
          <table:table-cell table:formula="of:=[.B111]-[.C111]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382047">
            <text:p>382047</text:p>
          </table:table-cell>
          <table:table-cell table:formula="of:=[.B112]-[.C112]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387911">
            <text:p>387911</text:p>
          </table:table-cell>
          <table:table-cell table:formula="of:=[.B113]-[.C113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402950">
            <text:p>402950</text:p>
          </table:table-cell>
          <table:table-cell table:formula="of:=[.B114]-[.C114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390419">
            <text:p>390419</text:p>
          </table:table-cell>
          <table:table-cell table:formula="of:=[.B115]-[.C115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395830">
            <text:p>395830</text:p>
          </table:table-cell>
          <table:table-cell table:formula="of:=[.B116]-[.C116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422568">
            <text:p>422568</text:p>
          </table:table-cell>
          <table:table-cell table:formula="of:=[.B117]-[.C117]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410611">
            <text:p>410611</text:p>
          </table:table-cell>
          <table:table-cell table:formula="of:=[.B118]-[.C118]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424523">
            <text:p>424523</text:p>
          </table:table-cell>
          <table:table-cell table:formula="of:=[.B119]-[.C119]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427721">
            <text:p>427721</text:p>
          </table:table-cell>
          <table:table-cell table:formula="of:=[.B120]-[.C120]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418703">
            <text:p>418703</text:p>
          </table:table-cell>
          <table:table-cell table:number-columns-repeated="2"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493776">
            <text:p>493776</text:p>
          </table:table-cell>
          <table:table-cell table:formula="of:=[.B122]-[.C122]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450744">
            <text:p>450744</text:p>
          </table:table-cell>
          <table:table-cell table:formula="of:=[.B123]-[.C123]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462370">
            <text:p>46237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9.09.2023</text:date>, <text:time>13:07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29T13:07:00.20</dc:date>
    <dc:creator>Andrzej Bystrzycki</dc:creator>
    <meta:generator>OpenOffice.org/3.3$Win32 OpenOffice.org_project/330m20$Build-9567</meta:generator>
    <meta:editing-duration>PT11S</meta:editing-duration>
    <meta:editing-cycles>1</meta:editing-cycles>
    <meta:document-statistic meta:table-count="1" meta:cell-count="307" meta:object-count="0"/>
  </office:meta>
</office:document-meta>
</file>